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koko" office:value-type="string" table:number-columns-spanned="3" table:number-rows-spanned="1" table:style-name="ce19">
            <text:p>koko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iki" office:value-type="string" table:number-columns-spanned="3" table:number-rows-spanned="1" table:style-name="ce19">
            <text:p>kiki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koko" office:value-type="string" table:number-columns-spanned="3" table:number-rows-spanned="1" table:style-name="ce19">
            <text:p>koko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iki" office:value-type="string" table:number-columns-spanned="3" table:number-rows-spanned="1" table:style-name="ce19">
            <text:p>kiki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office:string-value="" office:value-type="string" table:style-name="ce39">
            <text:p/>
          </table:table-cell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